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2000000D00000B7900000C9C4AB61BCE.wm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adornments="Bold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5.5in" table:align="left" style:writing-mode="lr-tb"/>
    </style:style>
    <style:style style:name="Table1.A" style:family="table-column">
      <style:table-column-properties style:column-width="2.75in"/>
    </style:style>
    <style:style style:name="Table1.1" style:family="table-row">
      <style:table-row-properties style:min-row-height="0.3056in" style:keep-together="true" fo:keep-together="auto"/>
    </style:style>
    <style:style style:name="Table1.A1" style:family="table-cell">
      <style:table-cell-properties fo:padding-left="0.0833in" fo:padding-right="0.0833in" fo:padding-top="0.0833in" fo:padding-bottom="0.0556in" fo:border="0.0007in solid #000000"/>
    </style:style>
    <style:style style:name="Table1.A2" style:family="table-cell">
      <style:table-cell-properties fo:padding-left="0.0833in" fo:padding-right="0.0833in" fo:padding-top="0.0833in" fo:padding-bottom="0.0556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 fo:padding="0in" fo:border="none" style:shadow="none"/>
    </style:style>
    <style:style style:name="P2" style:family="paragraph" style:parent-style-name="Table_20_Contents">
      <style:paragraph-properties fo:text-align="start" style:justify-single-word="false" fo:padding="0in" fo:border="none" style:shadow="none"/>
    </style:style>
    <style:style style:name="P3" style:family="paragraph" style:parent-style-name="Footnote">
      <style:text-properties fo:font-variant="normal" fo:text-transform="none" style:text-position="0% 100%"/>
    </style:style>
    <style:style style:name="P4" style:family="paragraph" style:parent-style-name="TableFootnote">
      <style:text-properties fo:font-variant="normal" fo:text-transform="none" style:text-position="0% 100%"/>
    </style:style>
    <style:style style:name="P5" style:family="paragraph" style:parent-style-name="Text_20_body" style:list-style-name="L5"/>
    <style:style style:name="P6" style:family="paragraph" style:parent-style-name="Text_20_body" style:list-style-name="L5"/>
    <style:style style:name="P7" style:family="paragraph" style:parent-style-name="Text_20_body" style:list-style-name="L5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6"/>
    <style:style style:name="P11" style:family="paragraph" style:parent-style-name="Heading_20_1" style:master-page-name="Right_20_Page">
      <style:paragraph-properties style:page-number="auto"/>
    </style:style>
    <style:style style:name="P12" style:family="paragraph" style:parent-style-name="Bullet" style:list-style-name="L1">
      <style:paragraph-properties fo:margin-left="0.5693in" fo:margin-right="0in" fo:text-indent="-0.0693in" style:auto-text-indent="false">
        <style:tab-stops>
          <style:tab-stop style:position="-0.1807in"/>
          <style:tab-stop style:position="0in"/>
        </style:tab-stops>
      </style:paragraph-properties>
    </style:style>
    <style:style style:name="P13" style:family="paragraph" style:parent-style-name="Bullet" style:list-style-name="L1">
      <style:paragraph-properties fo:margin-left="0.5693in" fo:margin-right="0in" fo:text-indent="-0.0693in" style:auto-text-indent="false">
        <style:tab-stops>
          <style:tab-stop style:position="-0.1807in"/>
          <style:tab-stop style:position="0in"/>
        </style:tab-stops>
      </style:paragraph-properties>
    </style:style>
    <style:style style:name="P14" style:family="paragraph" style:parent-style-name="Bullet" style:list-style-name="L1">
      <style:paragraph-properties fo:margin-left="0.5693in" fo:margin-right="0in" fo:margin-top="0.0555in" fo:margin-bottom="0.0555in" style:line-height-at-least="0.1945in" fo:text-indent="-0.0693in" style:auto-text-indent="false">
        <style:tab-stops>
          <style:tab-stop style:position="-0.1807in"/>
          <style:tab-stop style:position="0in"/>
        </style:tab-stops>
      </style:paragraph-properties>
      <style:text-properties fo:color="#000000" style:font-name="Times New Roman" fo:font-weight="normal" style:font-name-asian="Times New Roman" style:font-weight-asian="normal" style:font-name-complex="Times New Roman" style:font-weight-complex="normal"/>
    </style:style>
    <style:style style:name="P15" style:family="paragraph" style:parent-style-name="Bullet" style:list-style-name="L1">
      <style:paragraph-properties fo:margin-left="0.5693in" fo:margin-right="0in" fo:margin-top="0.0555in" fo:margin-bottom="0.0555in" style:line-height-at-least="0.1945in" fo:text-indent="-0.0693in" style:auto-text-indent="false">
        <style:tab-stops>
          <style:tab-stop style:position="-0.1807in"/>
          <style:tab-stop style:position="0in"/>
        </style:tab-stops>
      </style:paragraph-properties>
      <style:text-properties fo:color="#000000" style:font-name="Times New Roman" fo:font-weight="normal" style:font-name-asian="Times New Roman" style:font-weight-asian="normal" style:font-name-complex="Times New Roman" style:font-weight-complex="normal"/>
    </style:style>
    <style:style style:name="P16" style:family="paragraph" style:parent-style-name="Bullet" style:list-style-name="L1">
      <style:paragraph-properties fo:margin-left="0.5693in" fo:margin-right="0in" fo:margin-top="0.0555in" fo:margin-bottom="0.0555in" style:line-height-at-least="0.1945in" fo:text-indent="-0.0693in" style:auto-text-indent="false">
        <style:tab-stops>
          <style:tab-stop style:position="-0.1807in"/>
          <style:tab-stop style:position="0in"/>
        </style:tab-stops>
      </style:paragraph-properties>
      <style:text-properties fo:color="#000000" style:font-name="Times New Roman" fo:font-weight="normal" style:font-name-asian="Times New Roman" style:font-weight-asian="normal" style:font-name-complex="Times New Roman" style:font-weight-complex="normal"/>
    </style:style>
    <style:style style:name="P17" style:family="paragraph" style:parent-style-name="Bullet" style:list-style-name="L2">
      <style:paragraph-properties fo:margin-left="0.5693in" fo:margin-right="0in" fo:margin-top="0.0555in" fo:margin-bottom="0.0555in" style:line-height-at-least="0.1945in" fo:text-indent="-0.0693in" style:auto-text-indent="false">
        <style:tab-stops>
          <style:tab-stop style:position="-0.1807in"/>
          <style:tab-stop style:position="0in"/>
        </style:tab-stops>
      </style:paragraph-properties>
      <style:text-properties fo:color="#000000" style:font-name="Times New Roman" fo:font-weight="normal" style:font-name-asian="Times New Roman" style:font-weight-asian="normal" style:font-name-complex="Times New Roman" style:font-weight-complex="normal"/>
    </style:style>
    <style:style style:name="P18" style:family="paragraph" style:parent-style-name="Bullet" style:list-style-name="L2">
      <style:paragraph-properties fo:margin-left="0.5693in" fo:margin-right="0in" fo:margin-top="0.0555in" fo:margin-bottom="0.0555in" style:line-height-at-least="0.1945in" fo:text-indent="-0.0693in" style:auto-text-indent="false">
        <style:tab-stops>
          <style:tab-stop style:position="-0.1807in"/>
          <style:tab-stop style:position="0in"/>
        </style:tab-stops>
      </style:paragraph-properties>
      <style:text-properties fo:color="#000000" style:font-name="Times New Roman" fo:font-weight="normal" style:font-name-asian="Times New Roman" style:font-weight-asian="normal" style:font-name-complex="Times New Roman" style:font-weight-complex="normal"/>
    </style:style>
    <style:style style:name="P19" style:family="paragraph" style:parent-style-name="Bullet" style:list-style-name="L2">
      <style:paragraph-properties fo:margin-left="0.5693in" fo:margin-right="0in" fo:margin-top="0.0555in" fo:margin-bottom="0.0555in" style:line-height-at-least="0.1945in" fo:text-indent="-0.0693in" style:auto-text-indent="false">
        <style:tab-stops>
          <style:tab-stop style:position="-0.1807in"/>
          <style:tab-stop style:position="0in"/>
        </style:tab-stops>
      </style:paragraph-properties>
      <style:text-properties fo:color="#000000" style:font-name="Times New Roman" fo:font-weight="normal" style:font-name-asian="Times New Roman" style:font-weight-asian="normal" style:font-name-complex="Times New Roman" style:font-weight-complex="normal"/>
    </style:style>
    <style:style style:name="P20" style:family="paragraph" style:parent-style-name="Bullet" style:list-style-name="L2">
      <style:paragraph-properties fo:margin-left="0.5693in" fo:margin-right="0in" fo:margin-top="0.0555in" fo:margin-bottom="0.0555in" style:line-height-at-least="0.1945in" fo:text-indent="-0.0693in" style:auto-text-indent="false">
        <style:tab-stops>
          <style:tab-stop style:position="-0.1807in"/>
          <style:tab-stop style:position="0in"/>
        </style:tab-stops>
      </style:paragraph-properties>
      <style:text-properties fo:color="#000000" style:font-name="Times New Roman" fo:font-weight="normal" style:font-name-asian="Times New Roman" style:font-weight-asian="normal" style:font-name-complex="Times New Roman" style:font-weight-complex="normal"/>
    </style:style>
    <style:style style:name="P21" style:family="paragraph" style:parent-style-name="Bullet" style:list-style-name="L3">
      <style:paragraph-properties fo:margin-left="0.5693in" fo:margin-right="0in" fo:margin-top="0.0555in" fo:margin-bottom="0.0555in" style:line-height-at-least="0.1945in" fo:text-indent="-0.0693in" style:auto-text-indent="false">
        <style:tab-stops>
          <style:tab-stop style:position="-0.1807in"/>
          <style:tab-stop style:position="0in"/>
        </style:tab-stops>
      </style:paragraph-properties>
      <style:text-properties fo:color="#000000" style:font-name="Times New Roman" fo:font-weight="normal" style:font-name-asian="Times New Roman" style:font-weight-asian="normal" style:font-name-complex="Times New Roman" style:font-weight-complex="normal"/>
    </style:style>
    <style:style style:name="P22" style:family="paragraph" style:parent-style-name="Bullet" style:list-style-name="L3">
      <style:paragraph-properties fo:margin-left="0.5693in" fo:margin-right="0in" fo:margin-top="0.0555in" fo:margin-bottom="0.0555in" style:line-height-at-least="0.1945in" fo:text-indent="-0.0693in" style:auto-text-indent="false">
        <style:tab-stops>
          <style:tab-stop style:position="-0.1807in"/>
          <style:tab-stop style:position="0in"/>
        </style:tab-stops>
      </style:paragraph-properties>
      <style:text-properties fo:color="#000000" style:font-name="Times New Roman" fo:font-weight="normal" style:font-name-asian="Times New Roman" style:font-weight-asian="normal" style:font-name-complex="Times New Roman" style:font-weight-complex="normal"/>
    </style:style>
    <style:style style:name="P23" style:family="paragraph" style:parent-style-name="Bullet" style:list-style-name="L4">
      <style:paragraph-properties fo:margin-left="0.5693in" fo:margin-right="0in" fo:margin-top="0.0555in" fo:margin-bottom="0.0555in" style:line-height-at-least="0.1945in" fo:text-indent="-0.0693in" style:auto-text-indent="false">
        <style:tab-stops>
          <style:tab-stop style:position="-0.1807in"/>
          <style:tab-stop style:position="0in"/>
        </style:tab-stops>
      </style:paragraph-properties>
      <style:text-properties fo:color="#000000" style:font-name="Times New Roman" fo:font-weight="normal" style:font-name-asian="Times New Roman" style:font-weight-asian="normal" style:font-name-complex="Times New Roman" style:font-weight-complex="normal"/>
    </style:style>
    <style:style style:name="T1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2" style:family="text">
      <style:text-properties text:display="tru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" fo:font-weight="bold" style:font-weight-asian="bold" style:font-weight-complex="bold"/>
    </style:style>
    <style:style style:name="T5" style:family="text">
      <style:text-properties style:font-name="Courier" fo:font-weight="normal" style:font-weight-asian="normal" style:font-weight-complex="normal"/>
    </style:style>
    <style:style style:name="T6" style:family="text">
      <style:text-properties style:font-name="Liberation Serif" fo:font-weight="normal" style:font-weight-asian="normal" style:font-weight-complex="normal"/>
    </style:style>
    <style:style style:name="T7" style:family="text">
      <style:text-properties style:font-name="Liberation Serif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PNFS Namespace</text:h>
      <text:p text:style-name="Text_20_body">PNFS is a virtual file system package that implements the Enstore namespace. <text:s/>Refer to section 1.2 <text:span text:style-name="Emphasis">PNFS Namespace</text:span> for introductory information on PNFS.</text:p>
      <text:h text:style-name="Heading_20_2" text:outline-level="2">UNIX commands You can Use in PNFS Space</text:h>
      <text:p text:style-name="Text_20_body">Data files do not actually reside in the<text:span text:style-name="file"> /pnfs </text:span>namespace. Errors occur on attempts to read or write the content of the files, or to manipulate the content. <text:s/>Therefore, UNIX commands such as<text:span text:style-name="Command"> cat</text:span>,<text:span text:style-name="Command"> more</text:span>,<text:span text:style-name="Command"> less</text:span>,<text:span text:style-name="Command"> grep</text:span>,<text:span text:style-name="Command"> head</text:span>,<text:span text:style-name="Command"> tail</text:span>,<text:span text:style-name="Command"> wc</text:span>,<text:span text:style-name="Command"> od</text:span>,<text:span text:style-name="Command"> file</text:span>,<text:span text:style-name="Command"> cp</text:span>,<text:span text:style-name="Command"> </text:span>and so on, fail if you run them on files listed under<text:span text:style-name="file"> /pnfs</text:span>. <text:s/></text:p>
      <text:p text:style-name="Text_20_body">However, virtually any non-I/O UNIX command can be used in the<text:span text:style-name="file"> /pnfs </text:span>namespace. <text:s/>For help with these commands, consult a UNIX manual or the man pages. <text:s/>Read and write access is governed by standard UNIX file permissions. Commands that you may find useful include: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list text:style-name="L1">
              <text:list-item>
                <text:p text:style-name="P12">ls<text:note text:id="ftn0" text:note-class="footnote"><text:note-citation>1</text:note-citation><text:note-body><text:p text:style-name="Footnote">Commands that recersively walk directory trees like <text:span text:style-name="T4">ls -r</text:span><text:span text:style-name="T7">, </text:span><text:span text:style-name="T4">ls -R</text:span><text:span text:style-name="T7">, </text:span><text:span text:style-name="T4">find </text:span><text:span text:style-name="T6">and</text:span><text:span text:style-name="T5"> </text:span><text:span text:style-name="T4">updatedb</text:span><text:span text:style-name="T6"> should not be run on a PNFS filesystem.</text:span></text:p></text:note-body></text:note></text:p>
              </text:list-item>
            </text:list>
          </table:table-cell>
          <table:table-cell table:style-name="Table1.A1" office:value-type="string">
            <text:list text:style-name="L1">
              <text:list-item text:start-value="1">
                <text:p text:style-name="P12">pwd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list text:style-name="L1">
              <text:list-item text:start-value="1">
                <text:p text:style-name="P14">mv and mvdir<text:note text:id="ftn1" text:note-class="footnote"><text:note-citation>2</text:note-citation><text:note-body><text:p text:style-name="P4">Files and directories must not be moved across PNFS database areas. Doing so will destroy Enstore metadata.</text:p></text:note-body></text:note></text:p>
              </text:list-item>
            </text:list>
          </table:table-cell>
          <table:table-cell table:style-name="Table1.A2" office:value-type="string">
            <text:list text:style-name="L1">
              <text:list-item text:start-value="1">
                <text:p text:style-name="P14">find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list text:style-name="L1">
              <text:list-item text:start-value="1">
                <text:p text:style-name="P14">rm and rmdir</text:p>
              </text:list-item>
            </text:list>
          </table:table-cell>
          <table:table-cell table:style-name="Table1.A2" office:value-type="string">
            <text:list text:style-name="L2">
              <text:list-item>
                <text:p text:style-name="P17">cd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list text:style-name="L2">
              <text:list-item text:start-value="1">
                <text:p text:style-name="P17">mkdir</text:p>
              </text:list-item>
            </text:list>
          </table:table-cell>
          <table:table-cell table:style-name="Table1.A2" office:value-type="string">
            <text:list text:style-name="L2">
              <text:list-item text:start-value="1">
                <text:p text:style-name="P17">ln (hard links only)<text:note text:id="ftn2" text:note-class="footnote"><text:note-citation>3</text:note-citation><text:note-body><text:p text:style-name="P3">For ln, hard links must be used to ensure that all the metadata information is linked; symbolic links do not work properly.</text:p></text:note-body></text:note> 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list text:style-name="L2">
              <text:list-item text:start-value="1">
                <text:p text:style-name="P17">stat<text:note text:id="ftn3" text:note-class="footnote"><text:note-citation>4</text:note-citation><text:note-body><text:p text:style-name="P4">Stat is not available in all operating</text:p></text:note-body></text:note></text:p>
              </text:list-item>
            </text:list>
          </table:table-cell>
          <table:table-cell table:style-name="Table1.A2" office:value-type="string">
            <text:list text:style-name="L3">
              <text:list-item>
                <text:p text:style-name="P21">chown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list text:style-name="L3">
              <text:list-item text:start-value="1">
                <text:p text:style-name="P21"/>
              </text:list-item>
            </text:list>
          </table:table-cell>
          <table:table-cell table:style-name="Table1.A2" office:value-type="string">
            <text:list text:style-name="L4">
              <text:list-item>
                <text:p text:style-name="P23">chmod</text:p>
              </text:list-item>
            </text:list>
          </table:table-cell>
        </table:table-row>
      </table:table>
      <text:p text:style-name="Text_20_body"/>
      <text:p text:style-name="Text_20_body"><text:soft-page-break/>The paths: /pnfs/xyz, /pnfs/fs/usr/xyz and /pnfs/fnal.gov/usr/xyz all refer to the same directory. <text:s/>When using Enstore without dCache the first path is most often used. <text:s/>When using dCache (with or without Enstore) the second path is most often used. <text:s/>The third path type is used with SRM transfers.</text:p>
      <text:h text:style-name="Heading_20_2" text:outline-level="2">PNFS Limitations</text:h>
      <text:list text:style-name="L5">
        <text:list-item>
          <text:p text:style-name="P5">PNFS uses NFS version 2. <text:s/>Newer systems are defaulting to NFS 4. <text:s/>To force the use of NFS 2, include <text:span text:style-name="Code">vers=2</text:span> mount option.</text:p>
        </text:list-item>
        <text:list-item>
          <text:p text:style-name="P5">On some SGI kernels (confirmed on 6.5.27 and 6.5.28) the NFS implementation is broken. <text:s/>Use the <text:span text:style-name="Code">proto=udp</text:span> mount option as a workaround.</text:p>
        </text:list-item>
        <text:list-item>
          <text:p text:style-name="P5">Recursive commands like <text:span text:style-name="T1">ls ‑lR</text:span> and <text:span text:style-name="T1">find</text:span> will put a lot of load on PNFS. <text:s/>Their use is strongly discouraged.</text:p>
        </text:list-item>
        <text:list-item>
          <text:p text:style-name="P5">When deleting a directory containing a large number of files do not do <text:span text:style-name="T1">rm ‑[r]f *</text:span>. <text:s/>Instead use a loop that will sleep after each file is removed. <text:s/>Doing this will take a lot of unnecessary stress off of PNFS.</text:p>
        </text:list-item>
      </text:list>
      <text:h text:style-name="Heading_20_3" text:outline-level="3">PNFS Directory Limitations</text:h>
      <text:list text:style-name="L6">
        <text:list-item>
          <text:p text:style-name="P9">It is recommended to keep the number of files in any given PNFS directory under 2000. <text:s/>This is recommended for any NFS-based file system. <text:span text:style-name="T2">this doesn’t belong here</text:span> </text:p>
        </text:list-item>
        <text:list-item>
          <text:p text:style-name="P9">The maximum length of a file in PNFS is 200 characters. <text:s/>However, <text:span text:style-name="Command">encp</text:span> will furthur restrict the filename length with respect to the size of the file.</text:p>
        </text:list-item>
      </text:list>
      <text:h text:style-name="Heading_20_2" text:outline-level="2">About PNFS Tags</text:h>
      <text:p text:style-name="Text_20_body">Before files can be written to tape, Enstore needs to know where and how to write them. <text:s/>Pnfs uses tag files (usually just called tags) in the<text:span text:style-name="file"> /pnfs </text:span>namespace to specify this type of configuration information, and <text:span text:style-name="product_5f_name">encp</text:span> transfers this information to Enstore. <text:s/>Tags are associated with directories in the<text:span text:style-name="file"> /pnfs </text:span>namespace, not with any specific file, and thus apply to all files within a given directory (with the exception noted below). <text:s/>When a new directory in the<text:span text:style-name="file"> /pnfs </text:span>namespace is created, it inherits references to the <text:soft-page-break/>tags of its parent directory. <text:s/>It is a feature of PNFS that a change to a parent directory will also affect its existing subdirectorys’ tag <text:s/>references.</text:p>
      <text:p text:style-name="Text_20_body"><text:span text:style-name="T2"><text:s/></text:span><draw:frame draw:style-name="fr1" draw:name="graphics1" text:anchor-type="as-char" svg:width="0.361in" svg:height="0.4028in" draw:z-index="0"><draw:image xlink:href="Pictures/2000000D00000B7900000C9C4AB61BCE.wmf" xlink:type="simple" xlink:show="embed" xlink:actuate="onLoad"/></draw:frame>Manually setting a directory’s tags will destroy references to its parent directory’s tags. <text:s/>This may be what you want to do, but be aware.</text:p>
      <text:p text:style-name="Text_20_body">A file gets the tag references of its directory as they exist when the file is written to Enstore, and these are what <text:span text:style-name="product_5f_name">encp</text:span> uses to access it. <text:s/>Subsequent changes to a directory’s tag references do not affect pre-existing files, therefore it’s possible to have files in a directory to which the current directory tags do not apply.</text:p>
      <text:p text:style-name="Text_20_body">Allowable characters within tags are: alphanumeric characters, underscore ( <text:span text:style-name="Command">_</text:span> ), dash ( <text:span text:style-name="Command">-</text:span> ), and <text:s/>slash ( <text:span text:style-name="Command">/</text:span> ).</text:p>
      <text:h text:style-name="Heading_20_3" text:outline-level="3">Tag Listing</text:h>
      <text:p text:style-name="Text_20_body">The tags include:</text:p>
      <text:p text:style-name="TabbedList">file_family<text:tab/>This tag determines the file family associated with all files in this directory. <text:s/>See section 2.2.1 <text:span text:style-name="Emphasis">File Family</text:span> for information on file families.</text:p>
      <text:p text:style-name="TabbedList">file_family_width<text:tab/>This tag determines the file family width associated with all files in this directory. <text:s/>See section 2.2.2 <text:span text:style-name="Emphasis">File Family Width</text:span> for information on file family width.</text:p>
      <text:p text:style-name="TabbedList">file_family_wrapper<text:tab/>This tag determines the file family wrapper associated with all files in this directory. <text:s/>See section 2.2.3 <text:span text:style-name="Emphasis">File Family Wrapper</text:span> for information on file family wrappers. <text:s/>The default is<text:span text:style-name="file"> cpio_odc</text:span>.</text:p>
      <text:p text:style-name="TabbedList">Library<text:tab/>This tag determines the virtual library (and thus the library manager) associated with all files in this directory. <text:s/>See section 8.3 <text:span text:style-name="Emphasis">Library Manager</text:span> for information about the library.</text:p>
      <text:p text:style-name="TabbedList">storage_group<text:tab/>This tag determines the storage group associated with all files in this directory, and shows up as your experiment’s top level directory under<text:span text:style-name="file"> /pnfs</text:span>. <text:s/>Typically, one storage group is associated with an entire experiment. <text:s/>A storage group is assigned to each experiment by the Enstore administrators. <text:s/>Users never change this tag.</text:p>
      <text:h text:style-name="Heading_20_3" text:outline-level="3"><text:soft-page-break/>How to view Tags</text:h>
      <text:p text:style-name="Text_20_body">Off-site users cannot mount pnfs, and therefore cannot see tags. <text:s/>On-site users: to see the values of the tags for a given directory, first setup <text:span text:style-name="product_5f_name">encp</text:span> (with qualifier, see section 6.1 <text:span text:style-name="Emphasis">Setup encp</text:span>) then<text:span text:style-name="Command"> cd </text:span>to the<text:span text:style-name="file"> /pnfs </text:span>subdirectory of interest (or enter the directory as an argument to<text:span text:style-name="file"> --tags</text:span>) and enter the command:</text:p>
      <text:p text:style-name="CommandLine">% enstore pnfs --tags</text:p>
      <text:p text:style-name="OutputSmall">.(tag)(file_family) = dcache</text:p>
      <text:p text:style-name="OutputSmall">.(tag)(file_family_width) = 1</text:p>
      <text:p text:style-name="OutputSmall">.(tag)(file_family_wrapper) = cpio_odc</text:p>
      <text:p text:style-name="OutputSmall">.(tag)(library) = eagle</text:p>
      <text:p text:style-name="OutputSmall">.(tag)(storage_group) = test</text:p>
      <text:p text:style-name="OutputSmall">-rw-rw-r-- <text:s text:c="2"/>11 xyz <text:s text:c="4"/>sys <text:s text:c="11"/>6 Jul 26 10:22 .(tag)(file_family)</text:p>
      <text:p text:style-name="OutputSmall">-rw-rw-r-- <text:s text:c="2"/>11 xyz <text:s text:c="4"/>sys <text:s text:c="11"/>1 May <text:s/>5 <text:s/>2000 .(tag)(file_family_width)</text:p>
      <text:p text:style-name="OutputSmall">-rw-rw-r-- <text:s text:c="2"/>11 xyz <text:s text:c="4"/>sys <text:s text:c="11"/>8 May <text:s/>5 <text:s/>2000 .(tag)(file_family_wrapper)</text:p>
      <text:p text:style-name="OutputSmall">-rw-rw-r-- <text:s text:c="2"/>11 xyz <text:s text:c="4"/>sys <text:s text:c="11"/>5 May <text:s/>5 <text:s/>2000 .(tag)(library)</text:p>
      <text:p text:style-name="OutputSmall">-rw-r--r-- <text:s text:c="2"/>11 xyz <text:s text:c="4"/>sys <text:s text:c="11"/>4 Jul 26 10:20 .(tag)(storage_group)</text:p>
      <text:p text:style-name="Text_20_body">The output first lists the tags and their values, then the tags again in long format to show the owners and protection mo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adornments="Bold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left="1in" fo:margin-right="0in" fo:margin-top="0in" fo:margin-bottom="0.0835in" fo:text-indent="0in" style:auto-text-indent="false"/>
      <style:text-properties style:font-name="Nimbus Roman No9 L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in" fo:margin-right="0in" fo:text-indent="0in" style:auto-text-indent="false" style:page-number="auto"/>
      <style:text-properties style:font-name="Nimbus Sans L" fo:font-size="158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75in" fo:margin-right="0in" fo:text-indent="-0.5in" style:auto-text-indent="false"/>
      <style:text-properties style:font-name="Nimbus Sans L" fo:font-size="20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.25in" fo:margin-right="0in" fo:text-indent="-1in" style:auto-text-indent="false"/>
      <style:text-properties style:font-name="Nimbus Sans L" fo:font-size="16pt" fo:font-weight="bold" style:font-size-asian="14pt" style:font-weight-asian="bold" style:font-size-complex="14pt" style:font-weight-complex="bold"/>
    </style:style>
    <style:style style:name="Body" style:family="paragraph" style:next-style-name="CommandIndent">
      <style:paragraph-properties fo:margin-left="0.25in" fo:margin-right="0in" fo:margin-top="0.0555in" fo:margin-bottom="0.0555in" style:line-height-at-least="0.1945in" fo:text-align="start" style:justify-single-word="false" fo:text-indent="0in" style:auto-text-indent="false" style:vertical-align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  <style:text-properties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scale="100%"/>
    </style:style>
    <style:style style:name="CommandIndent" style:family="paragraph">
      <style:paragraph-properties fo:margin-left="0.639in" fo:margin-right="0in" fo:margin-top="0.111in" fo:margin-bottom="0.111in" style:line-height-at-least="0.1945in" fo:text-align="start" style:justify-single-word="false" fo:text-indent="0in" style:auto-text-indent="false" style:vertical-align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  <style:text-properties fo:color="#000000" style:text-line-through-style="none" style:font-name="Courier New" fo:font-size="12pt" fo:letter-spacing="normal" fo:language="en" fo:country="US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 style:text-emphasize="none" style:text-scale="100%"/>
    </style:style>
    <style:style style:name="Bullet" style:family="paragraph" style:next-style-name="CommandIndent">
      <style:paragraph-properties fo:margin-left="0.5693in" fo:margin-right="0in" fo:margin-top="0.0555in" fo:margin-bottom="0.0555in" style:line-height-at-least="0.1945in" fo:text-align="start" style:justify-single-word="false" fo:text-indent="-0.0693in" style:auto-text-indent="false" style:vertical-align="auto">
        <style:tab-stops>
          <style:tab-stop style:position="0.389in"/>
        </style:tab-stops>
      </style:paragraph-properties>
      <style:text-properties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scale="100%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Footnote" style:family="paragraph" style:next-style-name="CommandIndent">
      <style:paragraph-properties fo:margin-left="0.25in" fo:margin-right="0.25in" fo:margin-top="0in" fo:margin-bottom="0in" style:line-height-at-least="0.1665in" fo:text-align="start" style:justify-single-word="false" fo:text-indent="0in" style:auto-text-indent="false" style:vertical-align="auto"/>
      <style:text-properties fo:color="#000000" style:text-line-through-style="none" style:font-name="Times New Roman" fo:font-size="10pt" fo:letter-spacing="normal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scale="100%"/>
    </style:style>
    <style:style style:name="TabbedList" style:family="paragraph" style:next-style-name="CommandIndent">
      <style:paragraph-properties fo:margin-left="1.75in" fo:margin-right="0in" fo:margin-top="0.0835in" fo:margin-bottom="0.0555in" style:line-height-at-least="0.1945in" fo:text-align="start" style:justify-single-word="false" fo:text-indent="-1.5in" style:auto-text-indent="false" style:vertical-align="auto">
        <style:tab-stops>
          <style:tab-stop style:position="1.75in"/>
        </style:tab-stops>
      </style:paragraph-properties>
      <style:text-properties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scale="100%"/>
    </style:style>
    <style:style style:name="CommandLine" style:family="paragraph" style:next-style-name="CommandIndent">
      <style:paragraph-properties fo:margin-left="0.389in" fo:margin-right="0in" fo:margin-top="0.0972in" fo:margin-bottom="0.0972in" style:line-height-at-least="0.1665in" fo:text-align="start" style:justify-single-word="false" fo:text-indent="-0.139in" style:auto-text-indent="false" style:vertical-align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  <style:text-properties fo:color="#000000" style:text-line-through-style="none" style:font-name="Courier New" fo:font-size="10pt" fo:letter-spacing="normal" fo:language="en" fo:country="US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 style:text-emphasize="none" style:text-scale="100%"/>
    </style:style>
    <style:style style:name="OutputSmall" style:family="paragraph" style:next-style-name="CommandIndent">
      <style:paragraph-properties fo:margin-left="0.5in" fo:margin-right="0in" fo:margin-top="0.028in" fo:margin-bottom="0.028in" style:line-height-at-least="0.111in" fo:text-align="justify" style:justify-single-word="false" fo:text-indent="0in" style:auto-text-indent="false" style:vertical-align="auto"/>
      <style:text-properties fo:color="#000000" style:text-line-through-style="none" style:font-name="Courier New" fo:font-size="7pt" fo:letter-spacing="normal" fo:language="en" fo:country="US" fo:font-style="normal" style:text-underline-style="none" fo:font-weight="normal" style:font-name-asian="Courier New" style:font-size-asian="7pt" style:font-style-asian="normal" style:font-weight-asian="normal" style:font-name-complex="Courier New" style:font-size-complex="7pt" style:font-style-complex="normal" style:font-weight-complex="normal" style:text-emphasize="none" style:text-scale="100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variant="normal" fo:text-transform="none" fo:color="#000000" style:text-line-through-style="none" style:text-position="0% 100%" style:font-name="Times New Roman" fo:font-size="12pt" fo:letter-spacing="normal" fo:language="en" fo:country="US" fo:font-style="italic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scale="100%"/>
    </style:style>
    <style:style style:name="file" style:family="text">
      <style:text-properties fo:font-variant="normal" fo:text-transform="none" fo:color="#000000" style:text-line-through-style="none" style:text-position="0% 100%" style:font-name="Courier New" fo:font-size="12pt" fo:letter-spacing="normal" fo:language="en" fo:country="US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scale="100%"/>
    </style:style>
    <style:style style:name="Command" style:family="text">
      <style:text-properties fo:font-variant="normal" fo:text-transform="none" fo:color="#000000" style:text-line-through-style="none" style:text-position="0% 100%" style:font-name="Courier New" fo:font-size="12pt" fo:letter-spacing="normal" fo:language="en" fo:country="US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 style:text-scale="100%"/>
    </style:style>
    <style:style style:name="RTF_5f_Num_20_2_20_1" style:display-name="RTF_Num 2 1" style:family="text">
      <style:text-properties fo:color="#000000" style:text-line-through-style="none" style:font-name="Times New Roman" fo:font-size="16pt" fo:font-style="normal" style:text-underline-style="none" fo:font-weight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ode" style:family="text">
      <style:text-properties fo:font-variant="normal" fo:text-transform="none" fo:color="#000000" style:text-line-through-style="none" style:text-position="0% 100%" style:font-name="Courier New" fo:font-size="12pt" fo:letter-spacing="normal" fo:language="en" fo:country="US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scale="100%"/>
    </style:style>
    <style:style style:name="product_5f_name" style:display-name="product_name" style:family="text">
      <style:text-properties fo:font-variant="normal" fo:text-transform="none" fo:color="#000000" style:text-line-through-style="none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prefix="Chapter " style:num-suffix=": " style:num-format="1">
        <style:list-level-properties text:min-label-width="1in" text:min-label-distance="0.15in"/>
      </text:outline-level-style>
      <text:outline-level-style text:level="2" text:style-name="Numbering_20_Symbols" style:num-format="1" text:display-levels="2">
        <style:list-level-properties text:space-before="0.25in" text:min-label-width="0.5in" text:min-label-distance="0.15in"/>
      </text:outline-level-style>
      <text:outline-level-style text:level="3" text:style-name="Numbering_20_Symbols" style:num-format="1" text:display-levels="3">
        <style:list-level-properties text:space-before="0.25in"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4.3.2  " style:num-format="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right_5f_page_5f_footer" style:display-name="right_page_footer" style:family="table">
      <style:table-properties style:width="6.9146in" fo:margin-left="0in" fo:margin-right="0.0104in" table:align="margins"/>
    </style:style>
    <style:style style:name="right_5f_page_5f_footer.A" style:display-name="right_page_footer.A" style:family="table-column">
      <style:table-column-properties style:column-width="6.4417in" style:rel-column-width="61056*"/>
    </style:style>
    <style:style style:name="right_5f_page_5f_footer.B" style:display-name="right_page_footer.B" style:family="table-column">
      <style:table-column-properties style:column-width="0.4729in" style:rel-column-width="4479*"/>
    </style:style>
    <style:style style:name="right_5f_page_5f_footer.A1" style:display-name="right_page_footer.A1" style:family="table-cell">
      <style:table-cell-properties fo:padding="0.0382in" fo:border-left="none" fo:border-right="none" fo:border-top="0.0139in solid #000000" fo:border-bottom="none"/>
    </style:style>
    <style:style style:name="left_5f_page_5f_footer" style:display-name="left_page_footer" style:family="table">
      <style:table-properties style:width="6.9271in" fo:margin-left="0in" fo:margin-right="-0.0021in" table:align="margins"/>
    </style:style>
    <style:style style:name="left_5f_page_5f_footer.A" style:display-name="left_page_footer.A" style:family="table-column">
      <style:table-column-properties style:column-width="0.416in" style:rel-column-width="3936*"/>
    </style:style>
    <style:style style:name="left_5f_page_5f_footer.B" style:display-name="left_page_footer.B" style:family="table-column">
      <style:table-column-properties style:column-width="6.5111in" style:rel-column-width="61599*"/>
    </style:style>
    <style:style style:name="left_5f_page_5f_footer.A1" style:display-name="left_page_footer.A1" style:family="table-cell">
      <style:table-cell-properties fo:padding="0.0382in" fo:border-left="none" fo:border-right="none" fo:border-top="0.0139in solid #000000" fo:border-bottom="none"/>
    </style:style>
    <style:style style:name="P1" style:family="paragraph" style:parent-style-name="Table_20_Contents">
      <style:paragraph-properties fo:text-align="center" style:justify-single-word="false" fo:padding="0in" fo:border="none" style:shadow="none"/>
    </style:style>
    <style:style style:name="P2" style:family="paragraph" style:parent-style-name="Table_20_Contents">
      <style:paragraph-properties fo:text-align="start" style:justify-single-word="false" fo:padding="0in" fo:border="none" style:shadow="non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1" style:next-style-name="Left_20_Page"/>
    <style:master-page style:name="Right_20_Page" style:display-name="Right Page" style:page-layout-name="pm2" style:next-style-name="Left_20_Page">
      <style:footer>
        <text:p text:style-name="Footer"/>
        <table:table table:name="right_page_footer" table:style-name="right_5f_page_5f_footer">
          <table:table-column table:style-name="right_5f_page_5f_footer.A"/>
          <table:table-column table:style-name="right_5f_page_5f_footer.B"/>
          <table:table-row>
            <table:table-cell table:style-name="right_5f_page_5f_footer.A1" office:value-type="string">
              <text:p text:style-name="P1"><text:chapter text:display="name" text:outline-level="1"/></text:p>
            </table:table-cell>
            <table:table-cell table:style-name="right_5f_page_5f_footer.A1" office:value-type="string">
              <text:p text:style-name="Table_20_Contents"><text:page-number text:select-page="current"/></text:p>
            </table:table-cell>
          </table:table-row>
        </table:table>
        <text:p text:style-name="Standard"/>
      </style:footer>
    </style:master-page>
    <style:master-page style:name="Left_20_Page" style:display-name="Left Page" style:page-layout-name="pm3" style:next-style-name="Right_20_Page">
      <style:footer>
        <text:p text:style-name="Footer"/>
      </style:footer>
      <style:footer-left>
        <text:p text:style-name="Footer"/>
        <table:table table:name="left_page_footer" table:style-name="left_5f_page_5f_footer">
          <table:table-column table:style-name="left_5f_page_5f_footer.A"/>
          <table:table-column table:style-name="left_5f_page_5f_footer.B"/>
          <table:table-row>
            <table:table-cell table:style-name="left_5f_page_5f_footer.A1" office:value-type="string">
              <text:p text:style-name="P2"><text:page-number text:select-page="current"/></text:p>
            </table:table-cell>
            <table:table-cell table:style-name="left_5f_page_5f_footer.A1" office:value-type="string">
              <text:p text:style-name="P1"><text:chapter text:display="name" text:outline-level="1"/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0-07T13:33:07</meta:creation-date>
    <dc:date>2009-05-27T15:25:21</dc:date>
    <meta:editing-cycles>14</meta:editing-cycles>
    <meta:editing-duration>PT54M4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4" meta:paragraph-count="59" meta:word-count="998" meta:character-count="5827"/>
  </office:meta>
</office:document-meta>
</file>